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Impl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Impl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Impl.getIn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Impl.shutdown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Impl.getFil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Impl.Socke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cketImpl.shutdown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